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10.545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487cm"/>
    </style:style>
    <style:style style:name="co6" style:family="table-column">
      <style:table-column-properties fo:break-before="auto" style:column-width="3.582cm"/>
    </style:style>
    <style:style style:name="co7" style:family="table-column">
      <style:table-column-properties fo:break-before="auto" style:column-width="0.741cm"/>
    </style:style>
    <style:style style:name="co8" style:family="table-column">
      <style:table-column-properties fo:break-before="auto" style:column-width="2.0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4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02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Currency" style:data-style-name="N104">
      <style:table-cell-properties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04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7" style:family="table-cell" style:parent-style-name="Excel_20_Built-in_20_Currency" style:data-style-name="N104">
      <style:table-cell-properties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Currency" style:data-style-name="N104">
      <style:table-cell-properties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1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5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ext-properties style:font-name="Liberation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32"/>
        <table:table-column table:style-name="co4" table:default-cell-style-name="ce1"/>
        <table:table-column table:style-name="co5" table:default-cell-style-name="ce43"/>
        <table:table-column table:style-name="co6" table:default-cell-style-name="ce47"/>
        <table:table-column table:style-name="co7" table:default-cell-style-name="ce1"/>
        <table:table-column table:style-name="co8" table:number-columns-repeated="1011" table:default-cell-style-name="ce1"/>
        <table:table-column table:style-name="co8" table:number-columns-repeated="3" table:default-cell-style-name="ce59"/>
        <table:table-row table:style-name="ro1">
          <table:table-cell table:number-columns-repeated="1024"/>
        </table:table-row>
        <table:table-row table:style-name="ro2">
          <table:table-cell/>
          <table:table-cell table:style-name="ce5"/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OUT</text:p>
          </table:table-cell>
          <table:table-cell table:style-name="ce34" office:value-type="string" calcext:value-type="string">
            <text:p>NOV</text:p>
          </table:table-cell>
          <table:table-cell table:style-name="ce34" office:value-type="string" calcext:value-type="string">
            <text:p>DEZ</text:p>
          </table:table-cell>
          <table:table-cell table:style-name="ce41"/>
          <table:table-cell table:style-name="ce44" office:value-type="string" calcext:value-type="string" table:number-columns-spanned="5" table:number-rows-spanned="1">
            <text:p>VENDAS</text:p>
          </table:table-cell>
          <table:covered-table-cell table:number-columns-repeated="4" table:style-name="ce45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Recebimentos</text:p>
          </table:table-cell>
          <table:covered-table-cell table:number-columns-repeated="4" table:style-name="ce35"/>
          <table:table-cell table:style-name="ce42"/>
          <table:table-cell table:style-name="ce45" office:value-type="string" calcext:value-type="string">
            <text:p>JUL</text:p>
          </table:table-cell>
          <table:table-cell table:style-name="ce48" office:value-type="float" office:value="520000" calcext:value-type="float">
            <text:p><text:s/>R$ 520.000,00 </text:p>
          </table:table-cell>
          <table:table-cell table:style-name="ce50" table:number-columns-spanned="1" table:number-rows-spanned="6"/>
          <table:table-cell table:style-name="ce45" office:value-type="string" calcext:value-type="string" table:number-columns-spanned="1" table:number-rows-spanned="2">
            <text:p>60 dias</text:p>
          </table:table-cell>
          <table:table-cell table:style-name="ce57" office:value-type="percentage" office:value="0.3" calcext:value-type="percentage" table:number-columns-spanned="1" table:number-rows-spanned="2">
            <text:p>30%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Vendas a vista</text:p>
          </table:table-cell>
          <table:table-cell table:style-name="ce36" table:formula="of:=[.I5]*[.$L$7]" office:value-type="currency" office:currency="BRL" office:value="115000" calcext:value-type="currency">
            <text:p>R$ 115.000,00</text:p>
          </table:table-cell>
          <table:table-cell table:style-name="ce36" table:formula="of:=[.I6]*[.$L$7]" office:value-type="currency" office:currency="BRL" office:value="95000" calcext:value-type="currency">
            <text:p>R$ 95.000,00</text:p>
          </table:table-cell>
          <table:table-cell table:style-name="ce36" table:formula="of:=[.I7]*[.$L$7]" office:value-type="currency" office:currency="BRL" office:value="92500" calcext:value-type="currency">
            <text:p>R$ 92.500,00</text:p>
          </table:table-cell>
          <table:table-cell table:style-name="ce36" table:formula="of:=[.I8]*[.$L$7]" office:value-type="currency" office:currency="BRL" office:value="130000" calcext:value-type="currency">
            <text:p>R$ 130.000,00</text:p>
          </table:table-cell>
          <table:table-cell/>
          <table:table-cell table:style-name="ce45" office:value-type="string" calcext:value-type="string">
            <text:p>AGO</text:p>
          </table:table-cell>
          <table:table-cell table:style-name="ce48" office:value-type="float" office:value="425000" calcext:value-type="float">
            <text:p><text:s/>R$ 425.000,00 </text:p>
          </table:table-cell>
          <table:covered-table-cell table:style-name="ce51"/>
          <table:covered-table-cell table:style-name="ce45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Recebimentos 30 dias</text:p>
          </table:table-cell>
          <table:table-cell table:style-name="ce36" table:formula="of:=[.$I4]*[.$L$5]" office:value-type="currency" office:currency="BRL" office:value="191250" calcext:value-type="currency">
            <text:p>R$ 191.250,00</text:p>
          </table:table-cell>
          <table:table-cell table:style-name="ce36" table:formula="of:=[.I5]*[.$L$5]" office:value-type="currency" office:currency="BRL" office:value="207000" calcext:value-type="currency">
            <text:p>R$ 207.000,00</text:p>
          </table:table-cell>
          <table:table-cell table:style-name="ce36" table:formula="of:=[.I6]*[.$L$5]" office:value-type="currency" office:currency="BRL" office:value="171000" calcext:value-type="currency">
            <text:p>R$ 171.000,00</text:p>
          </table:table-cell>
          <table:table-cell table:style-name="ce36" table:formula="of:=[.I7]*[.$L$5]" office:value-type="currency" office:currency="BRL" office:value="166500" calcext:value-type="currency">
            <text:p>R$ 166.500,00</text:p>
          </table:table-cell>
          <table:table-cell/>
          <table:table-cell table:style-name="ce45" office:value-type="string" calcext:value-type="string">
            <text:p>SET</text:p>
          </table:table-cell>
          <table:table-cell table:style-name="ce48" office:value-type="float" office:value="460000" calcext:value-type="float">
            <text:p><text:s/>R$ 460.000,00 </text:p>
          </table:table-cell>
          <table:covered-table-cell table:style-name="ce51"/>
          <table:table-cell table:style-name="ce45" office:value-type="string" calcext:value-type="string" table:number-columns-spanned="1" table:number-rows-spanned="2">
            <text:p>30 dias</text:p>
          </table:table-cell>
          <table:table-cell table:style-name="ce57" office:value-type="percentage" office:value="0.45" calcext:value-type="percentage" table:number-columns-spanned="1" table:number-rows-spanned="2">
            <text:p>45%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Recebimentos 60 dias</text:p>
          </table:table-cell>
          <table:table-cell table:style-name="ce36" table:formula="of:=[.$I3]*[.$L$3]" office:value-type="currency" office:currency="BRL" office:value="156000" calcext:value-type="currency">
            <text:p>R$ 156.000,00</text:p>
          </table:table-cell>
          <table:table-cell table:style-name="ce36" table:formula="of:=[.I4]*[.$L$3]" office:value-type="currency" office:currency="BRL" office:value="127500" calcext:value-type="currency">
            <text:p>R$ 127.500,00</text:p>
          </table:table-cell>
          <table:table-cell table:style-name="ce36" table:formula="of:=[.I5]*[.$L$3]" office:value-type="currency" office:currency="BRL" office:value="138000" calcext:value-type="currency">
            <text:p>R$ 138.000,00</text:p>
          </table:table-cell>
          <table:table-cell table:style-name="ce36" table:formula="of:=[.I6]*[.$L$3]" office:value-type="currency" office:currency="BRL" office:value="114000" calcext:value-type="currency">
            <text:p>R$ 114.000,00</text:p>
          </table:table-cell>
          <table:table-cell/>
          <table:table-cell table:style-name="ce45" office:value-type="string" calcext:value-type="string">
            <text:p>OUT</text:p>
          </table:table-cell>
          <table:table-cell table:style-name="ce48" office:value-type="float" office:value="380000" calcext:value-type="float">
            <text:p><text:s/>R$ 380.000,00 </text:p>
          </table:table-cell>
          <table:covered-table-cell table:style-name="ce51"/>
          <table:covered-table-cell table:style-name="ce45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Aluguel</text:p>
          </table:table-cell>
          <table:table-cell table:number-columns-repeated="4" table:style-name="ce36" office:value-type="currency" office:currency="BRL" office:value="5500" calcext:value-type="currency">
            <text:p>R$ 5.500,00</text:p>
          </table:table-cell>
          <table:table-cell/>
          <table:table-cell table:style-name="ce45" office:value-type="string" calcext:value-type="string">
            <text:p>NOV</text:p>
          </table:table-cell>
          <table:table-cell table:style-name="ce48" office:value-type="float" office:value="370000" calcext:value-type="float">
            <text:p><text:s/>R$ 370.000,00 </text:p>
          </table:table-cell>
          <table:covered-table-cell table:style-name="ce51"/>
          <table:table-cell table:style-name="ce45" office:value-type="string" calcext:value-type="string" table:number-columns-spanned="1" table:number-rows-spanned="2">
            <text:p>Vista</text:p>
          </table:table-cell>
          <table:table-cell table:style-name="ce57" office:value-type="percentage" office:value="0.25" calcext:value-type="percentage" table:number-columns-spanned="1" table:number-rows-spanned="2">
            <text:p>25%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Venda de Imobilizado</text:p>
          </table:table-cell>
          <table:table-cell table:style-name="ce36" office:value-type="currency" office:currency="BRL" office:value="25000" calcext:value-type="currency">
            <text:p>R$ 25.000,00</text:p>
          </table:table-cell>
          <table:table-cell table:style-name="ce36" office:value-type="currency" office:currency="BRL" office:value="20000" calcext:value-type="currency">
            <text:p>R$ 20.000,00</text:p>
          </table:table-cell>
          <table:table-cell table:number-columns-repeated="2" table:style-name="ce36" office:value-type="currency" office:currency="BRL" office:value="0" calcext:value-type="currency">
            <text:p>R$ 0,00</text:p>
          </table:table-cell>
          <table:table-cell/>
          <table:table-cell table:style-name="ce45" office:value-type="string" calcext:value-type="string">
            <text:p>DEZ</text:p>
          </table:table-cell>
          <table:table-cell table:style-name="ce48" office:value-type="float" office:value="520000" calcext:value-type="float">
            <text:p><text:s/>R$ 520.000,00 </text:p>
          </table:table-cell>
          <table:covered-table-cell table:style-name="ce52"/>
          <table:covered-table-cell table:style-name="ce45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Total de Recebimentos</text:p>
          </table:table-cell>
          <table:table-cell table:style-name="ce37" table:formula="of:=SUM([.C4:.C8])" office:value-type="currency" office:currency="BRL" office:value="492750" calcext:value-type="currency">
            <text:p>R$ 492.750,00</text:p>
          </table:table-cell>
          <table:table-cell table:style-name="ce37" table:formula="of:=SUM([.D4:.D8])" office:value-type="currency" office:currency="BRL" office:value="455000" calcext:value-type="currency">
            <text:p>R$ 455.000,00</text:p>
          </table:table-cell>
          <table:table-cell table:style-name="ce37" table:formula="of:=SUM([.E4:.E8])" office:value-type="currency" office:currency="BRL" office:value="407000" calcext:value-type="currency">
            <text:p>R$ 407.000,00</text:p>
          </table:table-cell>
          <table:table-cell table:style-name="ce37" table:formula="of:=SUM([.F4:.F8])" office:value-type="currency" office:currency="BRL" office:value="416000" calcext:value-type="currency">
            <text:p>R$ 416.000,00</text:p>
          </table:table-cell>
          <table:table-cell/>
          <table:table-cell table:style-name="ce45" table:number-columns-spanned="5" table:number-rows-spanned="1"/>
          <table:covered-table-cell table:number-columns-repeated="3" table:style-name="ce49"/>
          <table:covered-table-cell table:style-name="ce58"/>
          <table:table-cell table:number-columns-repeated="1012"/>
        </table:table-row>
        <table:table-row table:style-name="ro1">
          <table:table-cell/>
          <table:table-cell table:style-name="ce25" table:number-columns-spanned="5" table:number-rows-spanned="1"/>
          <table:covered-table-cell table:number-columns-repeated="4" table:style-name="ce38"/>
          <table:table-cell/>
          <table:table-cell table:style-name="ce44" office:value-type="string" calcext:value-type="string" table:number-columns-spanned="5" table:number-rows-spanned="1">
            <text:p>PAGAMENTOS</text:p>
          </table:table-cell>
          <table:covered-table-cell table:number-columns-repeated="3" table:style-name="ce49"/>
          <table:covered-table-cell table:style-name="ce58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Pagamentos</text:p>
          </table:table-cell>
          <table:covered-table-cell table:number-columns-repeated="4" table:style-name="ce35"/>
          <table:table-cell/>
          <table:table-cell table:style-name="ce45" office:value-type="string" calcext:value-type="string">
            <text:p>JUL</text:p>
          </table:table-cell>
          <table:table-cell table:style-name="ce48" table:formula="of:=[.I3]*60%" office:value-type="float" office:value="312000" calcext:value-type="float">
            <text:p><text:s/>R$ 312.000,00 </text:p>
          </table:table-cell>
          <table:table-cell table:style-name="ce50" table:number-columns-spanned="1" table:number-rows-spanned="6"/>
          <table:table-cell table:style-name="ce45" office:value-type="string" calcext:value-type="string" table:number-columns-spanned="1" table:number-rows-spanned="2">
            <text:p>60 dias</text:p>
          </table:table-cell>
          <table:table-cell table:style-name="ce57" office:value-type="percentage" office:value="0.2" calcext:value-type="percentage" table:number-columns-spanned="1" table:number-rows-spanned="2">
            <text:p>20%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Compras a vista</text:p>
          </table:table-cell>
          <table:table-cell table:style-name="ce36" table:formula="of:=[.I13]*[.$L$15]" office:value-type="currency" office:currency="BRL" office:value="55200" calcext:value-type="currency">
            <text:p>R$ 55.200,00</text:p>
          </table:table-cell>
          <table:table-cell table:style-name="ce36" table:formula="of:=[.I14]*[.$L$15]" office:value-type="currency" office:currency="BRL" office:value="45600" calcext:value-type="currency">
            <text:p>R$ 45.600,00</text:p>
          </table:table-cell>
          <table:table-cell table:style-name="ce36" table:formula="of:=[.I15]*[.$L$15]" office:value-type="currency" office:currency="BRL" office:value="44400" calcext:value-type="currency">
            <text:p>R$ 44.400,00</text:p>
          </table:table-cell>
          <table:table-cell table:style-name="ce36" table:formula="of:=[.I16]*[.$L$15]" office:value-type="currency" office:currency="BRL" office:value="62400" calcext:value-type="currency">
            <text:p>R$ 62.400,00</text:p>
          </table:table-cell>
          <table:table-cell/>
          <table:table-cell table:style-name="ce45" office:value-type="string" calcext:value-type="string">
            <text:p>AGO</text:p>
          </table:table-cell>
          <table:table-cell table:style-name="ce48" table:formula="of:=[.I4]*60%" office:value-type="float" office:value="255000" calcext:value-type="float">
            <text:p><text:s/>R$ 255.000,00 </text:p>
          </table:table-cell>
          <table:covered-table-cell table:style-name="ce51"/>
          <table:covered-table-cell table:style-name="ce45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Pagamentos 30 dias</text:p>
          </table:table-cell>
          <table:table-cell table:style-name="ce36" table:formula="of:=[.I12]*[.$L$13]" office:value-type="currency" office:currency="BRL" office:value="153000" calcext:value-type="currency">
            <text:p>R$ 153.000,00</text:p>
          </table:table-cell>
          <table:table-cell table:style-name="ce36" table:formula="of:=[.I13]*[.$L$13]" office:value-type="currency" office:currency="BRL" office:value="165600" calcext:value-type="currency">
            <text:p>R$ 165.600,00</text:p>
          </table:table-cell>
          <table:table-cell table:style-name="ce36" table:formula="of:=[.I14]*[.$L$13]" office:value-type="currency" office:currency="BRL" office:value="136800" calcext:value-type="currency">
            <text:p>R$ 136.800,00</text:p>
          </table:table-cell>
          <table:table-cell table:style-name="ce36" table:formula="of:=[.I15]*[.$L$13]" office:value-type="currency" office:currency="BRL" office:value="133200" calcext:value-type="currency">
            <text:p>R$ 133.200,00</text:p>
          </table:table-cell>
          <table:table-cell/>
          <table:table-cell table:style-name="ce45" office:value-type="string" calcext:value-type="string">
            <text:p>SET</text:p>
          </table:table-cell>
          <table:table-cell table:style-name="ce48" table:formula="of:=[.I5]*60%" office:value-type="float" office:value="276000" calcext:value-type="float">
            <text:p><text:s/>R$ 276.000,00 </text:p>
          </table:table-cell>
          <table:covered-table-cell table:style-name="ce51"/>
          <table:table-cell table:style-name="ce45" office:value-type="string" calcext:value-type="string" table:number-columns-spanned="1" table:number-rows-spanned="2">
            <text:p>30 dias</text:p>
          </table:table-cell>
          <table:table-cell table:style-name="ce57" office:value-type="percentage" office:value="0.6" calcext:value-type="percentage" table:number-columns-spanned="1" table:number-rows-spanned="2">
            <text:p>60%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Pagamentos 60 dias</text:p>
          </table:table-cell>
          <table:table-cell table:style-name="ce36" table:formula="of:=[.I11]*[.$L$11]" office:value-type="currency" office:currency="BRL" office:value="62400" calcext:value-type="currency">
            <text:p>R$ 62.400,00</text:p>
          </table:table-cell>
          <table:table-cell table:style-name="ce36" table:formula="of:=[.I12]*[.$L$11]" office:value-type="currency" office:currency="BRL" office:value="51000" calcext:value-type="currency">
            <text:p>R$ 51.000,00</text:p>
          </table:table-cell>
          <table:table-cell table:style-name="ce36" table:formula="of:=[.I13]*[.$L$11]" office:value-type="currency" office:currency="BRL" office:value="55200" calcext:value-type="currency">
            <text:p>R$ 55.200,00</text:p>
          </table:table-cell>
          <table:table-cell table:style-name="ce36" table:formula="of:=[.I14]*[.$L$11]" office:value-type="currency" office:currency="BRL" office:value="45600" calcext:value-type="currency">
            <text:p>R$ 45.600,00</text:p>
          </table:table-cell>
          <table:table-cell/>
          <table:table-cell table:style-name="ce45" office:value-type="string" calcext:value-type="string">
            <text:p>OUT</text:p>
          </table:table-cell>
          <table:table-cell table:style-name="ce48" table:formula="of:=[.I6]*60%" office:value-type="float" office:value="228000" calcext:value-type="float">
            <text:p><text:s/>R$ 228.000,00 </text:p>
          </table:table-cell>
          <table:covered-table-cell table:style-name="ce51"/>
          <table:covered-table-cell table:style-name="ce45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Salários e Comissões</text:p>
          </table:table-cell>
          <table:table-cell table:style-name="ce36" table:formula="of:=18000+([.I5]*[.J20])" office:value-type="currency" office:currency="BRL" office:value="64000" calcext:value-type="currency">
            <text:p>R$ 64.000,00</text:p>
          </table:table-cell>
          <table:table-cell table:style-name="ce36" table:formula="of:=18000+([.I6]*[.J20])" office:value-type="currency" office:currency="BRL" office:value="56000" calcext:value-type="currency">
            <text:p>R$ 56.000,00</text:p>
          </table:table-cell>
          <table:table-cell table:style-name="ce36" table:formula="of:=18000+([.I7]*[.J20])" office:value-type="currency" office:currency="BRL" office:value="55000" calcext:value-type="currency">
            <text:p>R$ 55.000,00</text:p>
          </table:table-cell>
          <table:table-cell table:style-name="ce36" table:formula="of:=18000+([.I8]*[.J20])" office:value-type="currency" office:currency="BRL" office:value="70000" calcext:value-type="currency">
            <text:p>R$ 70.000,00</text:p>
          </table:table-cell>
          <table:table-cell/>
          <table:table-cell table:style-name="ce45" office:value-type="string" calcext:value-type="string">
            <text:p>NOV</text:p>
          </table:table-cell>
          <table:table-cell table:style-name="ce48" table:formula="of:=[.I7]*60%" office:value-type="float" office:value="222000" calcext:value-type="float">
            <text:p><text:s/>R$ 222.000,00 </text:p>
          </table:table-cell>
          <table:covered-table-cell table:style-name="ce51"/>
          <table:table-cell table:style-name="ce45" office:value-type="string" calcext:value-type="string" table:number-columns-spanned="1" table:number-rows-spanned="2">
            <text:p>Vista</text:p>
          </table:table-cell>
          <table:table-cell table:style-name="ce57" office:value-type="percentage" office:value="0.2" calcext:value-type="percentage" table:number-columns-spanned="1" table:number-rows-spanned="2">
            <text:p>20%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Impostos</text:p>
          </table:table-cell>
          <table:table-cell table:style-name="ce36" table:formula="of:=[.I5]*[.J19]" office:value-type="currency" office:currency="BRL" office:value="124200" calcext:value-type="currency">
            <text:p>R$ 124.200,00</text:p>
          </table:table-cell>
          <table:table-cell table:style-name="ce36" table:formula="of:=[.I6]*[.J19]" office:value-type="currency" office:currency="BRL" office:value="102600" calcext:value-type="currency">
            <text:p>R$ 102.600,00</text:p>
          </table:table-cell>
          <table:table-cell table:style-name="ce36" table:formula="of:=[.I7]*[.J19]" office:value-type="currency" office:currency="BRL" office:value="99900" calcext:value-type="currency">
            <text:p>R$ 99.900,00</text:p>
          </table:table-cell>
          <table:table-cell table:style-name="ce36" table:formula="of:=[.I8]*[.J19]" office:value-type="currency" office:currency="BRL" office:value="140400" calcext:value-type="currency">
            <text:p>R$ 140.400,00</text:p>
          </table:table-cell>
          <table:table-cell/>
          <table:table-cell table:style-name="ce45" office:value-type="string" calcext:value-type="string">
            <text:p>DEZ</text:p>
          </table:table-cell>
          <table:table-cell table:style-name="ce48" table:formula="of:=[.I8]*60%" office:value-type="float" office:value="312000" calcext:value-type="float">
            <text:p><text:s/>R$ 312.000,00 </text:p>
          </table:table-cell>
          <table:covered-table-cell table:style-name="ce52"/>
          <table:covered-table-cell table:style-name="ce45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Aquisição de Equipamentos</text:p>
          </table:table-cell>
          <table:table-cell table:number-columns-repeated="2" table:style-name="ce36" office:value-type="currency" office:currency="BRL" office:value="0" calcext:value-type="currency">
            <text:p>R$ 0,00</text:p>
          </table:table-cell>
          <table:table-cell table:style-name="ce36" office:value-type="currency" office:currency="BRL" office:value="25000" calcext:value-type="currency">
            <text:p>R$ 25.000,00</text:p>
          </table:table-cell>
          <table:table-cell table:style-name="ce36" office:value-type="currency" office:currency="BRL" office:value="0" calcext:value-type="currency">
            <text:p>R$ 0,00</text:p>
          </table:table-cell>
          <table:table-cell/>
          <table:table-cell table:style-name="ce46" table:number-columns-spanned="5" table:number-rows-spanned="1"/>
          <table:covered-table-cell table:number-columns-repeated="4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Pagamentos de Juros</text:p>
          </table:table-cell>
          <table:table-cell table:number-columns-repeated="4" table:style-name="ce36" office:value-type="currency" office:currency="BRL" office:value="3500" calcext:value-type="currency">
            <text:p>R$ 3.500,00</text:p>
          </table:table-cell>
          <table:table-cell/>
          <table:table-cell table:style-name="ce44" office:value-type="string" calcext:value-type="string" table:number-columns-spanned="5" table:number-rows-spanned="1">
            <text:p>IMPOSTOS E COMISSÕES</text:p>
          </table:table-cell>
          <table:covered-table-cell table:number-columns-repeated="3" table:style-name="ce49"/>
          <table:covered-table-cell table:style-name="ce58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Despesas Operacionais</text:p>
          </table:table-cell>
          <table:table-cell table:number-columns-repeated="4" table:style-name="ce36" office:value-type="currency" office:currency="BRL" office:value="29000" calcext:value-type="currency">
            <text:p>R$ 29.000,00</text:p>
          </table:table-cell>
          <table:table-cell/>
          <table:table-cell table:style-name="ce46" office:value-type="string" calcext:value-type="string" table:number-columns-spanned="2" table:number-rows-spanned="1">
            <text:p>IMPOSTO</text:p>
          </table:table-cell>
          <table:covered-table-cell table:style-name="ce48"/>
          <table:table-cell table:style-name="ce53" office:value-type="percentage" office:value="0.27" calcext:value-type="percentage" table:number-columns-spanned="3" table:number-rows-spanned="1">
            <text:p>27%</text:p>
          </table:table-cell>
          <table:covered-table-cell table:style-name="ce56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3" office:value-type="string" calcext:value-type="string">
            <text:p>Pagamento de Dividendos</text:p>
          </table:table-cell>
          <table:table-cell table:style-name="ce36" office:value-type="currency" office:currency="BRL" office:value="0" calcext:value-type="currency">
            <text:p>R$ 0,00</text:p>
          </table:table-cell>
          <table:table-cell table:style-name="ce36" office:value-type="currency" office:currency="BRL" office:value="30000" calcext:value-type="currency">
            <text:p>R$ 30.000,00</text:p>
          </table:table-cell>
          <table:table-cell table:number-columns-repeated="2" table:style-name="ce36" office:value-type="currency" office:currency="BRL" office:value="0" calcext:value-type="currency">
            <text:p>R$ 0,00</text:p>
          </table:table-cell>
          <table:table-cell/>
          <table:table-cell table:style-name="ce46" office:value-type="string" calcext:value-type="string" table:number-columns-spanned="2" table:number-rows-spanned="1">
            <text:p>COMISSÃO</text:p>
          </table:table-cell>
          <table:covered-table-cell table:style-name="ce48"/>
          <table:table-cell table:style-name="ce53" office:value-type="percentage" office:value="0.1" calcext:value-type="percentage" table:number-columns-spanned="3" table:number-rows-spanned="1">
            <text:p>10%</text:p>
          </table:table-cell>
          <table:covered-table-cell table:style-name="ce53"/>
          <table:covered-table-cell table:style-name="ce57"/>
          <table:table-cell table:number-columns-repeated="1012"/>
        </table:table-row>
        <table:table-row table:style-name="ro1">
          <table:table-cell/>
          <table:table-cell table:style-name="ce24" office:value-type="string" calcext:value-type="string">
            <text:p>Total de Pagamentos:</text:p>
          </table:table-cell>
          <table:table-cell table:style-name="ce37" table:formula="of:=SUM([.C12:.C20])" office:value-type="currency" office:currency="BRL" office:value="491300" calcext:value-type="currency">
            <text:p>R$ 491.300,00</text:p>
          </table:table-cell>
          <table:table-cell table:style-name="ce37" table:formula="of:=SUM([.D12:.D20])" office:value-type="currency" office:currency="BRL" office:value="483300" calcext:value-type="currency">
            <text:p>R$ 483.300,00</text:p>
          </table:table-cell>
          <table:table-cell table:style-name="ce37" table:formula="of:=SUM([.E12:.E20])" office:value-type="currency" office:currency="BRL" office:value="448800" calcext:value-type="currency">
            <text:p>R$ 448.800,00</text:p>
          </table:table-cell>
          <table:table-cell table:style-name="ce37" table:formula="of:=SUM([.F12:.F20])" office:value-type="currency" office:currency="BRL" office:value="484100" calcext:value-type="currency">
            <text:p>R$ 484.100,00</text:p>
          </table:table-cell>
          <table:table-cell table:number-columns-repeated="1018"/>
        </table:table-row>
        <table:table-row table:style-name="ro1">
          <table:table-cell/>
          <table:table-cell table:style-name="ce25" table:number-columns-spanned="5" table:number-rows-spanned="1"/>
          <table:covered-table-cell table:number-columns-repeated="4" table:style-name="ce38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(=) Caixa Gerado no Período</text:p>
          </table:table-cell>
          <table:table-cell table:style-name="ce36" table:formula="of:=[.C9]-[.C21]" office:value-type="currency" office:currency="BRL" office:value="1450" calcext:value-type="currency">
            <text:p>R$ 1.450,00</text:p>
          </table:table-cell>
          <table:table-cell table:style-name="ce36" table:formula="of:=[.D9]-[.D21]" office:value-type="currency" office:currency="BRL" office:value="-28300" calcext:value-type="currency">
            <text:p>-R$ 28.300,00</text:p>
          </table:table-cell>
          <table:table-cell table:style-name="ce36" table:formula="of:=[.E9]-[.E21]" office:value-type="currency" office:currency="BRL" office:value="-41800" calcext:value-type="currency">
            <text:p>-R$ 41.800,00</text:p>
          </table:table-cell>
          <table:table-cell table:style-name="ce36" table:formula="of:=[.F9]-[.F21]" office:value-type="currency" office:currency="BRL" office:value="-68100" calcext:value-type="currency">
            <text:p>-R$ 68.100,00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(+) Caixa Inicial</text:p>
          </table:table-cell>
          <table:table-cell table:style-name="ce36" office:value-type="currency" office:currency="BRL" office:value="40000" calcext:value-type="currency">
            <text:p>R$ 40.000,00</text:p>
          </table:table-cell>
          <table:table-cell table:style-name="ce36" table:formula="of:=[.C25]" office:value-type="currency" office:currency="BRL" office:value="41450" calcext:value-type="currency">
            <text:p>R$ 41.450,00</text:p>
          </table:table-cell>
          <table:table-cell table:style-name="ce36" table:formula="of:=[.D25]" office:value-type="currency" office:currency="BRL" office:value="13150" calcext:value-type="currency">
            <text:p>R$ 13.150,00</text:p>
          </table:table-cell>
          <table:table-cell table:style-name="ce36" table:formula="of:=[.E25]" office:value-type="currency" office:currency="BRL" office:value="-28650" calcext:value-type="currency">
            <text:p>-R$ 28.650,00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(=) Caixa Final</text:p>
          </table:table-cell>
          <table:table-cell table:style-name="ce36" table:formula="of:=[.C23]+[.C24]" office:value-type="currency" office:currency="BRL" office:value="41450" calcext:value-type="currency">
            <text:p>R$ 41.450,00</text:p>
          </table:table-cell>
          <table:table-cell table:style-name="ce36" table:formula="of:=[.D23]+[.D24]" office:value-type="currency" office:currency="BRL" office:value="13150" calcext:value-type="currency">
            <text:p>R$ 13.150,00</text:p>
          </table:table-cell>
          <table:table-cell table:style-name="ce36" table:formula="of:=[.E23]+[.E24]" office:value-type="currency" office:currency="BRL" office:value="-28650" calcext:value-type="currency">
            <text:p>-R$ 28.650,00</text:p>
          </table:table-cell>
          <table:table-cell table:style-name="ce36" table:formula="of:=[.F23]+[.F24]" office:value-type="currency" office:currency="BRL" office:value="-96750" calcext:value-type="currency">
            <text:p>-R$ 96.750,00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(-) Caixa Mínimo</text:p>
          </table:table-cell>
          <table:table-cell table:number-columns-repeated="4" table:style-name="ce39" office:value-type="currency" office:currency="BRL" office:value="25000" calcext:value-type="currency">
            <text:p>R$ 25.000,00</text:p>
          </table:table-cell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(=) Financiamento Necessário ou Caixa Excedente</text:p>
          </table:table-cell>
          <table:table-cell table:style-name="ce40" table:formula="of:=[.C25]-[.C26]" office:value-type="currency" office:currency="BRL" office:value="16450" calcext:value-type="currency">
            <text:p>R$ 16.450,00</text:p>
          </table:table-cell>
          <table:table-cell table:style-name="ce40" table:formula="of:=[.D25]-[.D26]" office:value-type="currency" office:currency="BRL" office:value="-11850" calcext:value-type="currency">
            <text:p>-R$ 11.850,00</text:p>
          </table:table-cell>
          <table:table-cell table:style-name="ce40" table:formula="of:=[.E25]-[.E26]" office:value-type="currency" office:currency="BRL" office:value="-53650" calcext:value-type="currency">
            <text:p>-R$ 53.650,00</text:p>
          </table:table-cell>
          <table:table-cell table:style-name="ce40" table:formula="of:=[.F25]-[.F26]" office:value-type="currency" office:currency="BRL" office:value="-121750" calcext:value-type="currency">
            <text:p>-R$ 121.750,00</text:p>
          </table:table-cell>
          <table:table-cell table:number-columns-repeated="1018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5">
      <number:month number:textual="true"/>
      <number:text>/</number:text>
      <number:year/>
    </number:date-style>
    <number:time-style style:name="N143"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day/>
      <number:text>/</number:text>
      <number:month number:textual="true"/>
    </number:dat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46">
      <number:day/>
      <number:text>/</number:text>
      <number:month number:textual="true"/>
      <number:text>/</number:text>
      <number:year/>
    </number:date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0:04:40.2949084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TEC ZONA LESTE</meta:initial-creator>
    <meta:creation-date>2022-04-04T12:46:21</meta:creation-date>
    <dc:date>2022-05-04T20:10:58.073892983</dc:date>
    <meta:generator>LibreOffice/7.3.2.2$Linux_X86_64 LibreOffice_project/30$Build-2</meta:generator>
    <meta:editing-duration>PT5H3M15S</meta:editing-duration>
    <meta:editing-cycles>8</meta:editing-cycles>
    <meta:document-statistic meta:table-count="1" meta:cell-count="154" meta:object-count="0"/>
    <meta:user-defined meta:name="AppVersion">16.0300</meta:user-defined>
    <meta:user-defined meta:name="Company">CPS</meta:user-defined>
    <meta:user-defined meta:name="ContentTypeId">0x010100CE5E78E23A539142B070DA7943D687B5</meta:user-defined>
  </office:meta>
</office:document-meta>
</file>